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87.8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119.11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54.21pt"/>
    </style:style>
    <style:style style:name="co8" style:family="table-column">
      <style:table-column-properties fo:break-before="auto" style:column-width="261.16pt"/>
    </style:style>
    <style:style style:name="co9" style:family="table-column">
      <style:table-column-properties fo:break-before="auto" style:column-width="169.31pt"/>
    </style:style>
    <style:style style:name="co10" style:family="table-column">
      <style:table-column-properties fo:break-before="auto" style:column-width="210.95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224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66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330099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801900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fo:color="#0066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99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8019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330099"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threa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PU time (s)</text:p>
          </table:table-cell>
          <table:table-cell table:style-name="ce1" office:value-type="string" calcext:value-type="string">
            <text:p>Memory usage (MB)</text:p>
          </table:table-cell>
          <table:table-cell table:style-name="ce1" office:value-type="string" calcext:value-type="string">
            <text:p>Correct result?</text:p>
          </table:table-cell>
        </table:table-row>
        <table:table-row table:style-name="ro1">
          <table:table-cell table:style-name="ce2" office:value-type="string" calcext:value-type="string">
            <text:p>bigshot_p_false-unreach-call.i</text:p>
          </table:table-cell>
          <table:table-cell table:style-name="ce2" office:value-type="string" calcext:value-type="string">
            <text:p>false(reach)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style-name="ce2" office:value-type="string" calcext:value-type="string">
            <text:p>fib_bench_false-unreach-call.i</text:p>
          </table:table-cell>
          <table:table-cell table:style-name="ce2" office:value-type="string" calcext:value-type="string">
            <text:p>false(reach)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style-name="ce2" office:value-type="string" calcext:value-type="string">
            <text:p>fib_bench_longer_false-unreach-call.i</text:p>
          </table:table-cell>
          <table:table-cell table:style-name="ce2" office:value-type="string" calcext:value-type="string">
            <text:p>false(reach)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fib_bench_longes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00" calcext:value-type="float">
            <text:p>600</text:p>
          </table:table-cell>
          <table:table-cell table:style-name="ce6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lazy01_false-unreach-call.i</text:p>
          </table:table-cell>
          <table:table-cell table:style-name="ce2" office:value-type="string" calcext:value-type="string">
            <text:p>false(reach)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ueue_false-unreach-call.i</text:p>
          </table:table-cell>
          <table:table-cell office:value-type="string" calcext:value-type="string">
            <text:p>unknown</text:p>
          </table:table-cell>
          <table:table-cell office:value-type="float" office:value="0.43" calcext:value-type="float">
            <text:p>0.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ueue_longer_false-unreach-call.i</text:p>
          </table:table-cell>
          <table:table-cell office:value-type="string" calcext:value-type="string">
            <text:p>unknown</text:p>
          </table:table-cell>
          <table:table-cell office:value-type="float" office:value="1.4" calcext:value-type="float">
            <text:p>1.4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ueue_longest_false-unreach-call.i</text:p>
          </table:table-cell>
          <table:table-cell office:value-type="string" calcext:value-type="string">
            <text:p>unknown</text:p>
          </table:table-cell>
          <table:table-cell office:value-type="float" office:value="1.5" calcext:value-type="float">
            <text:p>1.5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reorder_2_false-unreach-call.i</text:p>
          </table:table-cell>
          <table:table-cell table:style-name="ce3" office:value-type="string" calcext:value-type="string">
            <text:p>out of memory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reorder_5_false-unreach-call.i</text:p>
          </table:table-cell>
          <table:table-cell table:style-name="ce3" office:value-type="string" calcext:value-type="string">
            <text:p>out of memory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gma_false-unreach-call.i</text:p>
          </table:table-cell>
          <table:table-cell office:value-type="string" calcext:value-type="string">
            <text:p>unknown</text:p>
          </table:table-cell>
          <table:table-cell office:value-type="float" office:value="900" calcext:value-type="float">
            <text:p>90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ngleton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800" calcext:value-type="float">
            <text:p>2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ack_false-unreach-call.i</text:p>
          </table:table-cell>
          <table:table-cell office:value-type="string" calcext:value-type="string">
            <text:p>unknown</text:p>
          </table:table-cell>
          <table:table-cell office:value-type="float" office:value="900" calcext:value-type="float">
            <text:p>90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ack_longer_false-unreach-call.i</text:p>
          </table:table-cell>
          <table:table-cell office:value-type="string" calcext:value-type="string">
            <text:p>unknown</text:p>
          </table:table-cell>
          <table:table-cell office:value-type="float" office:value="3.9" calcext:value-type="float">
            <text:p>3.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ack_longest_false-unreach-call.i</text:p>
          </table:table-cell>
          <table:table-cell office:value-type="string" calcext:value-type="string">
            <text:p>unknown</text:p>
          </table:table-cell>
          <table:table-cell office:value-type="float" office:value="3.7" calcext:value-type="float">
            <text:p>3.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stateful01_false-unreach-call.i</text:p>
          </table:table-cell>
          <table:table-cell table:style-name="ce2" office:value-type="string" calcext:value-type="string">
            <text:p>false(reach)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twostage_3_false-unreach-call.i</text:p>
          </table:table-cell>
          <table:table-cell table:style-name="ce3" office:value-type="string" calcext:value-type="string">
            <text:p>out of memory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bigshot_s2_true-unreach-call.i</text:p>
          </table:table-cell>
          <table:table-cell table:style-name="ce5" office:value-type="string" calcext:value-type="string">
            <text:p>tr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style-name="ce2" office:value-type="string" calcext:value-type="string">
            <text:p>bigshot_s_true-unreach-call.i</text:p>
          </table:table-cell>
          <table:table-cell table:style-name="ce5" office:value-type="string" calcext:value-type="string">
            <text:p>tr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style-name="ce2" office:value-type="string" calcext:value-type="string">
            <text:p>fib_bench_longer_true-unreach-call.i</text:p>
          </table:table-cell>
          <table:table-cell table:style-name="ce5" office:value-type="string" calcext:value-type="string">
            <text:p>true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fib_bench_longest_tru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fib_bench_true-unreach-call.i</text:p>
          </table:table-cell>
          <table:table-cell table:style-name="ce5" office:value-type="string" calcext:value-type="string">
            <text:p>true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ndexer_true-unreach-call.i</text:p>
          </table:table-cell>
          <table:table-cell office:value-type="string" calcext:value-type="string">
            <text:p>unknown</text:p>
          </table:table-cell>
          <table:table-cell office:value-type="float" office:value="0.086" calcext:value-type="float">
            <text:p>0.0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ueue_ok_longer_true-unreach-call.i</text:p>
          </table:table-cell>
          <table:table-cell office:value-type="string" calcext:value-type="string">
            <text:p>unknown</text:p>
          </table:table-cell>
          <table:table-cell office:value-type="float" office:value="3.7" calcext:value-type="float">
            <text:p>3.7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ueue_ok_longest_true-unreach-call.i</text:p>
          </table:table-cell>
          <table:table-cell office:value-type="string" calcext:value-type="string">
            <text:p>unknown</text:p>
          </table:table-cell>
          <table:table-cell office:value-type="float" office:value="3.8" calcext:value-type="float">
            <text:p>3.8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ueue_ok_true-unreach-call.i</text:p>
          </table:table-cell>
          <table:table-cell office:value-type="string" calcext:value-type="string">
            <text:p>unknown</text:p>
          </table:table-cell>
          <table:table-cell office:value-type="float" office:value="0.48" calcext:value-type="float">
            <text:p>0.4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ack_longer_true-unreach-call.i</text:p>
          </table:table-cell>
          <table:table-cell office:value-type="string" calcext:value-type="string">
            <text:p>unknown</text:p>
          </table:table-cell>
          <table:table-cell office:value-type="float" office:value="3.3" calcext:value-type="float">
            <text:p>3.3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ack_longest_true-unreach-call.i</text:p>
          </table:table-cell>
          <table:table-cell office:value-type="string" calcext:value-type="string">
            <text:p>unknown</text:p>
          </table:table-cell>
          <table:table-cell office:value-type="float" office:value="3.3" calcext:value-type="float">
            <text:p>3.3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ack_true-unreach-call.i</text:p>
          </table:table-cell>
          <table:table-cell office:value-type="string" calcext:value-type="string">
            <text:p>unknown</text:p>
          </table:table-cell>
          <table:table-cell office:value-type="float" office:value="900" calcext:value-type="float">
            <text:p>90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stateful01_true-unreach-call.i</text:p>
          </table:table-cell>
          <table:table-cell table:style-name="ce5" office:value-type="string" calcext:value-type="string">
            <text:p>tru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ync01_true-unreach-call.i</text:p>
          </table:table-cell>
          <table:table-cell office:value-type="string" calcext:value-type="string">
            <text:p>unknown</text:p>
          </table:table-cell>
          <table:table-cell office:value-type="float" office:value="900" calcext:value-type="float">
            <text:p>90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No</text:p>
          </table:table-cell>
        </table:table-row>
      </table:table>
      <table:table table:name="pthread-atomic" table:style-name="ta1">
        <table:table-column table:style-name="co7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9"/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PU time (s)</text:p>
          </table:table-cell>
          <table:table-cell table:style-name="ce1" office:value-type="string" calcext:value-type="string">
            <text:p>Memory usage (MB)</text:p>
          </table:table-cell>
          <table:table-cell table:style-name="ce1" office:value-type="string" calcext:value-type="string">
            <text:p>Correct result?</text:p>
          </table:table-cell>
        </table:table-row>
        <table:table-row table:style-name="ro1">
          <table:table-cell office:value-type="string" calcext:value-type="string">
            <text:p>pthread-atomic/qrcu_false-unreach-call.i</text:p>
          </table:table-cell>
          <table:table-cell office:value-type="string" calcext:value-type="string">
            <text:p>unknown</text:p>
          </table:table-cell>
          <table:table-cell office:value-type="float" office:value="900" calcext:value-type="float">
            <text:p>90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pthread-atomic/read_write_lock_false-unreach-call.i</text:p>
          </table:table-cell>
          <table:table-cell table:style-name="ce2" office:value-type="string" calcext:value-type="string">
            <text:p>false(reach)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pthread-atomic/dekker_true-unreach-call.i</text:p>
          </table:table-cell>
          <table:table-cell table:style-name="ce3" office:value-type="string" calcext:value-type="string">
            <text:p>out of memor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000" calcext:value-type="float">
            <text:p>15000</text:p>
          </table:table-cell>
          <table:table-cell table:style-name="ce10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hread-atomic/gcd_true-unreach-call_true-termination.i</text:p>
          </table:table-cell>
          <table:table-cell office:value-type="string" calcext:value-type="string">
            <text:p>unknown</text:p>
          </table:table-cell>
          <table:table-cell office:value-type="float" office:value="890" calcext:value-type="float">
            <text:p>890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pthread-atomic/lamport_true-unreach-call.i</text:p>
          </table:table-cell>
          <table:table-cell table:style-name="ce3" office:value-type="string" calcext:value-type="string">
            <text:p>out of memor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000" calcext:value-type="float">
            <text:p>15000</text:p>
          </table:table-cell>
          <table:table-cell table:style-name="ce10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hread-atomic/peterson_true-unreach-call.i</text:p>
          </table:table-cell>
          <table:table-cell office:value-type="string" calcext:value-type="string">
            <text:p>unknown</text:p>
          </table:table-cell>
          <table:table-cell office:value-type="float" office:value="900" calcext:value-type="float">
            <text:p>90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pthread-atomic/qrcu_true-unreach-call.i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11000" calcext:value-type="float">
            <text:p>11000</text:p>
          </table:table-cell>
          <table:table-cell table:style-name="ce10" office:value-type="string" calcext:value-type="string">
            <text:p>No</text:p>
          </table:table-cell>
        </table:table-row>
        <table:table-row table:style-name="ro1">
          <table:table-cell table:style-name="ce8" office:value-type="string" calcext:value-type="string">
            <text:p>pthread-atomic/read_write_lock_true-unreach-call.i</text:p>
          </table:table-cell>
          <table:table-cell table:style-name="ce8" office:value-type="string" calcext:value-type="string">
            <text:p>false(reach)</text:p>
          </table:table-cell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12000" calcext:value-type="float">
            <text:p>12000</text:p>
          </table:table-cell>
          <table:table-cell table:style-name="ce8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pthread-atomic/scull_tru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000" calcext:value-type="float">
            <text:p>3000</text:p>
          </table:table-cell>
          <table:table-cell table:style-name="ce10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hread-atomic/szymanski_true-unreach-call.i</text:p>
          </table:table-cell>
          <table:table-cell office:value-type="string" calcext:value-type="string">
            <text:p>unknown</text:p>
          </table:table-cell>
          <table:table-cell office:value-type="float" office:value="900" calcext:value-type="float">
            <text:p>90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pthread-atomic/time_var_mutex_true-unreach-call.i</text:p>
          </table:table-cell>
          <table:table-cell table:style-name="ce5" office:value-type="string" calcext:value-type="string">
            <text:p>true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Yes</text:p>
          </table:table-cell>
        </table:table-row>
      </table:table>
      <table:table table:name="pthread-ext" table:style-name="ta1">
        <table:table-column table:style-name="co8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PU time (s)</text:p>
          </table:table-cell>
          <table:table-cell table:style-name="ce1" office:value-type="string" calcext:value-type="string">
            <text:p>Memory usage (MB)</text:p>
          </table:table-cell>
          <table:table-cell table:style-name="ce1" office:value-type="string" calcext:value-type="string">
            <text:p>Correct result?</text:p>
          </table:table-cell>
        </table:table-row>
        <table:table-row table:style-name="ro1">
          <table:table-cell office:value-type="string" calcext:value-type="string">
            <text:p>25_stack_longer_fals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7" calcext:value-type="float">
            <text:p>17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5_stack_longest_fals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6" calcext:value-type="float">
            <text:p>16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6_stack_cas_longer_fals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7" calcext:value-type="float">
            <text:p>17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6_stack_cas_longest_fals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22" calcext:value-type="float">
            <text:p>22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7_Boop_simple_vf_fals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7" calcext:value-type="float">
            <text:p>17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8_buggy_simple_loop1_vf_fals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70" calcext:value-type="float">
            <text:p>17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32_pthread5_vs_fals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80" calcext:value-type="float">
            <text:p>18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40_barrier_vf_false-unreach-call.i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table:style-name="ce8" office:value-type="string" calcext:value-type="string">
            <text:p>01_inc_true-unreach-call.i</text:p>
          </table:table-cell>
          <table:table-cell table:style-name="ce8" office:value-type="string" calcext:value-type="string">
            <text:p>false(reach)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3100" calcext:value-type="float">
            <text:p>3100</text:p>
          </table:table-cell>
          <table:table-cell table:style-name="ce8" office:value-type="string" calcext:value-type="string">
            <text:p>No</text:p>
          </table:table-cell>
        </table:table-row>
        <table:table-row table:style-name="ro1">
          <table:table-cell table:style-name="ce8" office:value-type="string" calcext:value-type="string">
            <text:p>02_inc_cas_true-unreach-call.i</text:p>
          </table:table-cell>
          <table:table-cell table:style-name="ce8" office:value-type="string" calcext:value-type="string">
            <text:p>false(reach)</text:p>
          </table:table-cell>
          <table:table-cell table:style-name="ce8" office:value-type="float" office:value="490" calcext:value-type="float">
            <text:p>490</text:p>
          </table:table-cell>
          <table:table-cell table:style-name="ce8" office:value-type="float" office:value="12000" calcext:value-type="float">
            <text:p>12000</text:p>
          </table:table-cell>
          <table:table-cell table:style-name="ce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3_incdec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81" calcext:value-type="float">
            <text:p>8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4_incdec_cas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33" calcext:value-type="float">
            <text:p>3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5_tas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24" calcext:value-type="float">
            <text:p>24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6_ticket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4" calcext:value-type="float">
            <text:p>14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7_rand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22" calcext:value-type="float">
            <text:p>22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8_rand_cas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48" calcext:value-type="float">
            <text:p>48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9_fmaxsym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29" calcext:value-type="float">
            <text:p>29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0_fmaxsym_cas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35" calcext:value-type="float">
            <text:p>35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1_fmaxsymopt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2_fmaxsymopt_cas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30" calcext:value-type="float">
            <text:p>3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3_unverif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4" calcext:value-type="float">
            <text:p>14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14_spin2003_true-unreach-call.i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5_dekker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3" calcext:value-type="float">
            <text:p>1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16_peterson_true-unreach-call.i</text:p>
          </table:table-cell>
          <table:table-cell table:style-name="ce5" office:value-type="string" calcext:value-type="string">
            <text:p>true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17_szymanski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4" calcext:value-type="float">
            <text:p>14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18_read_write_lock_true-unreach-call.i</text:p>
          </table:table-cell>
          <table:table-cell table:style-name="ce5" office:value-type="string" calcext:value-type="string">
            <text:p>true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style-name="ce8" office:value-type="string" calcext:value-type="string">
            <text:p>19_time_var_mutex_true-unreach-call.i</text:p>
          </table:table-cell>
          <table:table-cell table:style-name="ce8" office:value-type="string" calcext:value-type="string">
            <text:p>false(reach)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0_lamport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3" calcext:value-type="float">
            <text:p>1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8" office:value-type="string" calcext:value-type="string">
            <text:p>23_lu-fig2.fixed_true-unreach-call.i</text:p>
          </table:table-cell>
          <table:table-cell table:style-name="ce8" office:value-type="string" calcext:value-type="string">
            <text:p>false(reach)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950" calcext:value-type="float">
            <text:p>950</text:p>
          </table:table-cell>
          <table:table-cell table:style-name="ce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5_stack_longer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7" calcext:value-type="float">
            <text:p>17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5_stack_longest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7" calcext:value-type="float">
            <text:p>17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5_stack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9" calcext:value-type="float">
            <text:p>19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6_stack_cas_longer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8" calcext:value-type="float">
            <text:p>18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6_stack_cas_longest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23" calcext:value-type="float">
            <text:p>2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6_stack_cas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9_conditionals_vs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240" calcext:value-type="float">
            <text:p>24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30_Function_Pointer3_vs_true-unreach-call.i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31_simple_loop5_vs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2" calcext:value-type="float">
            <text:p>12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33_double_lock_p1_vs_true-unreach-call.i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34_double_lock_p2_vs_true-unreach-call.i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35_double_lock_p3_vs_true-unreach-call.i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36_stack_cas_p0_vs_concur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28" calcext:value-type="float">
            <text:p>28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37_stack_lock_p0_vs_concur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5" calcext:value-type="float">
            <text:p>15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38_rand_cas_vs_concur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49" calcext:value-type="float">
            <text:p>49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8" office:value-type="string" calcext:value-type="string">
            <text:p>39_rand_lock_p0_vs_true-unreach-call.i</text:p>
          </table:table-cell>
          <table:table-cell table:style-name="ce8" office:value-type="string" calcext:value-type="string">
            <text:p>false(reach)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8300" calcext:value-type="float">
            <text:p>8300</text:p>
          </table:table-cell>
          <table:table-cell table:style-name="ce8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41_FreeBSD__abd_kbd__sliced_true-unreach-call.i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float" office:value="0.035" calcext:value-type="float">
            <text:p>0.035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42_FreeBSD__rdma_addr__sliced_true-unreach-call.i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43_NetBSD__sysmon_power__sliced_true-unreach-call.i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44_Solaris__space_map__sliced_true-unreach-call.i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float" office:value="0.038" calcext:value-type="float">
            <text:p>0.038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45_monabsex1_vs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250" calcext:value-type="float">
            <text:p>25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46_monabsex2_vs_true-unreach-call.i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float" office:value="0.024" calcext:value-type="float">
            <text:p>0.024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47_ticket_lock_hc_backoff_vs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4" calcext:value-type="float">
            <text:p>14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48_ticket_lock_low_contention_vs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14" calcext:value-type="float">
            <text:p>14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</table:table>
      <table:table table:name="pthread-lit" table:style-name="ta1">
        <table:table-column table:style-name="co9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PU time (s)</text:p>
          </table:table-cell>
          <table:table-cell table:style-name="ce1" office:value-type="string" calcext:value-type="string">
            <text:p>Memory usage (MB)</text:p>
          </table:table-cell>
          <table:table-cell table:style-name="ce1" office:value-type="string" calcext:value-type="string">
            <text:p>Correct result?</text:p>
          </table:table-cell>
        </table:table-row>
        <table:table-row table:style-name="ro1">
          <table:table-cell office:value-type="string" calcext:value-type="string">
            <text:p>fkp2013_false-unreach-call.i</text:p>
          </table:table-cell>
          <table:table-cell office:value-type="string" calcext:value-type="string">
            <text:p>timeout</text:p>
          </table:table-cell>
          <table:table-cell office:value-type="float" office:value="900" calcext:value-type="float">
            <text:p>90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fkp2013_variant_false-unreach-call.i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qw2004_false-unreach-call.i</text:p>
          </table:table-cell>
          <table:table-cell table:style-name="ce2" office:value-type="string" calcext:value-type="string">
            <text:p>false(reach)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k2012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26" calcext:value-type="float">
            <text:p>26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kp2013_true-unreach-call.i</text:p>
          </table:table-cell>
          <table:table-cell office:value-type="string" calcext:value-type="string">
            <text:p>timeout</text:p>
          </table:table-cell>
          <table:table-cell office:value-type="float" office:value="900" calcext:value-type="float">
            <text:p>9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fkp2013_variant_true-unreach-call.i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fkp2014_true-unreach-call.i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table:style-name="ce8" office:value-type="string" calcext:value-type="string">
            <text:p>qw2004_true-unreach-call.i</text:p>
          </table:table-cell>
          <table:table-cell table:style-name="ce8" office:value-type="string" calcext:value-type="string">
            <text:p>false(reach)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950" calcext:value-type="float">
            <text:p>950</text:p>
          </table:table-cell>
          <table:table-cell table:style-name="ce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w2004_variant_true-unreach-call.i</text:p>
          </table:table-cell>
          <table:table-cell office:value-type="string" calcext:value-type="string">
            <text:p>timeout</text:p>
          </table:table-cell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ssc12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32" calcext:value-type="float">
            <text:p>32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ssc12_variant_true-unreach-call.i</text:p>
          </table:table-cell>
          <table:table-cell office:value-type="string" calcext:value-type="string">
            <text:p>out of memory</text:p>
          </table:table-cell>
          <table:table-cell office:value-type="float" office:value="29" calcext:value-type="float">
            <text:p>29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</text:p>
          </table:table-cell>
        </table:table-row>
      </table:table>
      <table:table table:name="pthread-wmm" table:style-name="ta1"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PU time (s)</text:p>
          </table:table-cell>
          <table:table-cell table:style-name="ce1" office:value-type="string" calcext:value-type="string">
            <text:p>Memory usage (MB)</text:p>
          </table:table-cell>
          <table:table-cell table:style-name="ce1" office:value-type="string" calcext:value-type="string">
            <text:p>Correct result?</text:p>
          </table:table-cell>
        </table:table-row>
        <table:table-row table:style-name="ro1">
          <table:table-cell office:value-type="string" calcext:value-type="string">
            <text:p>mix000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8" calcext:value-type="float">
            <text:p>7.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0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7" calcext:value-type="float">
            <text:p>7.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0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8.2" calcext:value-type="float">
            <text:p>8.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0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4" calcext:value-type="float">
            <text:p>7.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0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9" calcext:value-type="float">
            <text:p>7.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0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7" calcext:value-type="float">
            <text:p>7.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0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0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8" calcext:value-type="float">
            <text:p>7.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1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46" calcext:value-type="float">
            <text:p>46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1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3" calcext:value-type="float">
            <text:p>2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1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45" calcext:value-type="float">
            <text:p>45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1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1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44" calcext:value-type="float">
            <text:p>4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1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3" calcext:value-type="float">
            <text:p>2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1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42" calcext:value-type="float">
            <text:p>4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1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3" calcext:value-type="float">
            <text:p>2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2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9" calcext:value-type="float">
            <text:p>2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2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2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2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2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2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2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2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3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3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3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3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3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3_rmo.opt.0.1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3_rmo.opt.0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3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3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3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04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04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30" calcext:value-type="float">
            <text:p>63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04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04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30" calcext:value-type="float">
            <text:p>63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04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04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50" calcext:value-type="float">
            <text:p>65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04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04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30" calcext:value-type="float">
            <text:p>63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05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05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40" calcext:value-type="float">
            <text:p>64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05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05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30" calcext:value-type="float">
            <text:p>63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05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05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50" calcext:value-type="float">
            <text:p>65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05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05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40" calcext:value-type="float">
            <text:p>64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6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6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6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6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6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6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6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60" calcext:value-type="float">
            <text:p>16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6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07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07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890" calcext:value-type="float">
            <text:p>89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07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400" calcext:value-type="float">
            <text:p>94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07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900" calcext:value-type="float">
            <text:p>90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07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300" calcext:value-type="float">
            <text:p>93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07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890" calcext:value-type="float">
            <text:p>89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07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700" calcext:value-type="float">
            <text:p>97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07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890" calcext:value-type="float">
            <text:p>89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08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600" calcext:value-type="float">
            <text:p>86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08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880" calcext:value-type="float">
            <text:p>88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08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08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880" calcext:value-type="float">
            <text:p>88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08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500" calcext:value-type="float">
            <text:p>95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08_rm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08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900" calcext:value-type="float">
            <text:p>69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08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870" calcext:value-type="float">
            <text:p>87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9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8" calcext:value-type="float">
            <text:p>6.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9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3" calcext:value-type="float">
            <text:p>7.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9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1" calcext:value-type="float">
            <text:p>7.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9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3" calcext:value-type="float">
            <text:p>7.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9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9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5" calcext:value-type="float">
            <text:p>7.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9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8" calcext:value-type="float">
            <text:p>6.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09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6" calcext:value-type="float">
            <text:p>7.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0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0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0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0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0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0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0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0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1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1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1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1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1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1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1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1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2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6" calcext:value-type="float">
            <text:p>6.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2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8" calcext:value-type="float">
            <text:p>6.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2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8" calcext:value-type="float">
            <text:p>6.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2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2" calcext:value-type="float">
            <text:p>7.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2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6" calcext:value-type="float">
            <text:p>6.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2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7" calcext:value-type="float">
            <text:p>6.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2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4" calcext:value-type="float">
            <text:p>6.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2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.9" calcext:value-type="float">
            <text:p>5.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13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13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60" calcext:value-type="float">
            <text:p>660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13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13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30" calcext:value-type="float">
            <text:p>630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13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13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50" calcext:value-type="float">
            <text:p>650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13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13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40" calcext:value-type="float">
            <text:p>640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14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14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880" calcext:value-type="float">
            <text:p>88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14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14_ps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14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14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890" calcext:value-type="float">
            <text:p>89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14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300" calcext:value-type="float">
            <text:p>83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14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890" calcext:value-type="float">
            <text:p>89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5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5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5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5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1" calcext:value-type="float">
            <text:p>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5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5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1" calcext:value-type="float">
            <text:p>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5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5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3" calcext:value-type="float">
            <text:p>2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6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6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6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6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6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6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6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6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17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17_power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17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17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20" calcext:value-type="float">
            <text:p>62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17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17_rm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17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17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30" calcext:value-type="float">
            <text:p>63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18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18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10" calcext:value-type="float">
            <text:p>61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18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18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30" calcext:value-type="float">
            <text:p>63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18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18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20" calcext:value-type="float">
            <text:p>62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18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18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20" calcext:value-type="float">
            <text:p>62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9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9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9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9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9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9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9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5" calcext:value-type="float">
            <text:p>3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19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20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20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20" calcext:value-type="float">
            <text:p>62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20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20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50" calcext:value-type="float">
            <text:p>65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20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20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20" calcext:value-type="float">
            <text:p>62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20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20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40" calcext:value-type="float">
            <text:p>64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21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21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10" calcext:value-type="float">
            <text:p>61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21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21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40" calcext:value-type="float">
            <text:p>64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21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21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40" calcext:value-type="float">
            <text:p>64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21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21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10" calcext:value-type="float">
            <text:p>61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2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4" calcext:value-type="float">
            <text:p>7.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2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9" calcext:value-type="float">
            <text:p>6.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2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3" calcext:value-type="float">
            <text:p>7.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2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2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2" calcext:value-type="float">
            <text:p>7.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2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2" calcext:value-type="float">
            <text:p>7.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2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7" calcext:value-type="float">
            <text:p>7.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2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7" calcext:value-type="float">
            <text:p>7.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23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600" calcext:value-type="float">
            <text:p>36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3_power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400" calcext:value-type="float">
            <text:p>94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3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300" calcext:value-type="float">
            <text:p>33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3_ps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400" calcext:value-type="float">
            <text:p>94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3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900" calcext:value-type="float">
            <text:p>39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3_rm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400" calcext:value-type="float">
            <text:p>94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3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3_ts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24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4" calcext:value-type="float">
            <text:p>3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4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5" calcext:value-type="float">
            <text:p>3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4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6" calcext:value-type="float">
            <text:p>3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4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5" calcext:value-type="float">
            <text:p>3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4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5" calcext:value-type="float">
            <text:p>3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4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5" calcext:value-type="float">
            <text:p>3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4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5" calcext:value-type="float">
            <text:p>3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4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4" calcext:value-type="float">
            <text:p>3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5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3" calcext:value-type="float">
            <text:p>3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5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1" calcext:value-type="float">
            <text:p>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5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5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2" calcext:value-type="float">
            <text:p>3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5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3" calcext:value-type="float">
            <text:p>3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5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1" calcext:value-type="float">
            <text:p>3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5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3" calcext:value-type="float">
            <text:p>3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5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3" calcext:value-type="float">
            <text:p>3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26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6_power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6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6_ps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700" calcext:value-type="float">
            <text:p>87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6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6_rm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600" calcext:value-type="float">
            <text:p>96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6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6_ts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7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7_power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400" calcext:value-type="float">
            <text:p>94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7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7_ps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600" calcext:value-type="float">
            <text:p>96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7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7_rm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400" calcext:value-type="float">
            <text:p>94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7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7_ts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28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8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42" calcext:value-type="float">
            <text:p>4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8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3" calcext:value-type="float">
            <text:p>3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8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44" calcext:value-type="float">
            <text:p>4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8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8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44" calcext:value-type="float">
            <text:p>4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8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3" calcext:value-type="float">
            <text:p>2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28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29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9_power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9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9_ps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9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9_rm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9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29_ts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30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30_power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30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30_ps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30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30_rm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30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70" calcext:value-type="float">
            <text:p>67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0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80" calcext:value-type="float">
            <text:p>68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1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2" calcext:value-type="float">
            <text:p>7.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1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1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1" calcext:value-type="float">
            <text:p>7.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1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1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9" calcext:value-type="float">
            <text:p>6.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1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1" calcext:value-type="float">
            <text:p>7.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1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2" calcext:value-type="float">
            <text:p>7.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1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2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9" calcext:value-type="float">
            <text:p>2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2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2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2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2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2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2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2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3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3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3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3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3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3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3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8" calcext:value-type="float">
            <text:p>3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3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4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6" calcext:value-type="float">
            <text:p>6.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4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5" calcext:value-type="float">
            <text:p>6.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4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8" calcext:value-type="float">
            <text:p>6.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4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.6" calcext:value-type="float">
            <text:p>5.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4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7" calcext:value-type="float">
            <text:p>6.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4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9" calcext:value-type="float">
            <text:p>6.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4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4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7" calcext:value-type="float">
            <text:p>6.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5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5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5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5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5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5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5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5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36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36_power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36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36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10" calcext:value-type="float">
            <text:p>51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36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36_rm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36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36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20" calcext:value-type="float">
            <text:p>52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37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37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20" calcext:value-type="float">
            <text:p>52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37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37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10" calcext:value-type="float">
            <text:p>51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37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37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20" calcext:value-type="float">
            <text:p>52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37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37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20" calcext:value-type="float">
            <text:p>52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8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8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8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8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8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8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8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5" calcext:value-type="float">
            <text:p>3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38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39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39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20" calcext:value-type="float">
            <text:p>52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39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39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20" calcext:value-type="float">
            <text:p>52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39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39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20" calcext:value-type="float">
            <text:p>52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39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39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10" calcext:value-type="float">
            <text:p>51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0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0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10" calcext:value-type="float">
            <text:p>51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0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0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10" calcext:value-type="float">
            <text:p>51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0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0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00" calcext:value-type="float">
            <text:p>50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0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0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20" calcext:value-type="float">
            <text:p>52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1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3" calcext:value-type="float">
            <text:p>6.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1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5" calcext:value-type="float">
            <text:p>6.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1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6" calcext:value-type="float">
            <text:p>6.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1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9" calcext:value-type="float">
            <text:p>6.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1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9" calcext:value-type="float">
            <text:p>6.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1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6" calcext:value-type="float">
            <text:p>6.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1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5" calcext:value-type="float">
            <text:p>6.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1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8" calcext:value-type="float">
            <text:p>6.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2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2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2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2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2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2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2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2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3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3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70" calcext:value-type="float">
            <text:p>37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3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3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70" calcext:value-type="float">
            <text:p>37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3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3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70" calcext:value-type="float">
            <text:p>37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3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3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70" calcext:value-type="float">
            <text:p>37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4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4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70" calcext:value-type="float">
            <text:p>37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4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4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70" calcext:value-type="float">
            <text:p>37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4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4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70" calcext:value-type="float">
            <text:p>37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4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4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60" calcext:value-type="float">
            <text:p>36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5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5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5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5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5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5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5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5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6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6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60" calcext:value-type="float">
            <text:p>36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6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6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60" calcext:value-type="float">
            <text:p>36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6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6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60" calcext:value-type="float">
            <text:p>36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6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6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70" calcext:value-type="float">
            <text:p>37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7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7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70" calcext:value-type="float">
            <text:p>37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7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7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60" calcext:value-type="float">
            <text:p>36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47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47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60" calcext:value-type="float">
            <text:p>36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7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70" calcext:value-type="float">
            <text:p>37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7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70" calcext:value-type="float">
            <text:p>37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8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5" calcext:value-type="float">
            <text:p>7.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8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9" calcext:value-type="float">
            <text:p>6.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8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4" calcext:value-type="float">
            <text:p>7.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8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8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3" calcext:value-type="float">
            <text:p>7.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8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1" calcext:value-type="float">
            <text:p>7.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8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3" calcext:value-type="float">
            <text:p>7.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8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1" calcext:value-type="float">
            <text:p>7.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9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9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9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9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9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9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9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49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50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50_power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50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50_ps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50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50_rm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50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50_ts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51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51_power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ix051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51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480" calcext:value-type="float">
            <text:p>48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51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51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00" calcext:value-type="float">
            <text:p>50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51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51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480" calcext:value-type="float">
            <text:p>48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2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2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2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2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2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2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2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2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53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53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480" calcext:value-type="float">
            <text:p>48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53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53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10" calcext:value-type="float">
            <text:p>51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53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53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00" calcext:value-type="float">
            <text:p>50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53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53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480" calcext:value-type="float">
            <text:p>48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4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8" calcext:value-type="float">
            <text:p>6.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4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4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4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5" calcext:value-type="float">
            <text:p>6.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4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7" calcext:value-type="float">
            <text:p>6.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4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4" calcext:value-type="float">
            <text:p>6.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4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4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5" calcext:value-type="float">
            <text:p>6.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55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55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40" calcext:value-type="float">
            <text:p>34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55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55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50" calcext:value-type="float">
            <text:p>35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55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55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40" calcext:value-type="float">
            <text:p>34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55_t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55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6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6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6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6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6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6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6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6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57_power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57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50" calcext:value-type="float">
            <text:p>35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57_ps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57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40" calcext:value-type="float">
            <text:p>34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ix057_rmo.oepc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x057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40" calcext:value-type="float">
            <text:p>34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7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50" calcext:value-type="float">
            <text:p>35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x057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dwr000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.6" calcext:value-type="float">
            <text:p>5.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dwr000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3" calcext:value-type="float">
            <text:p>7.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dwr000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9" calcext:value-type="float">
            <text:p>6.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dwr000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4" calcext:value-type="float">
            <text:p>7.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dwr000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2" calcext:value-type="float">
            <text:p>7.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dwr000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3" calcext:value-type="float">
            <text:p>7.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dwr000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1" calcext:value-type="float">
            <text:p>7.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dwr000_tso.opt_false-unreach-call.i</text:p>
          </table:table-cell>
          <table:table-cell office:value-type="string" calcext:value-type="string">
            <text:p>alse(reach)</text:p>
          </table:table-cell>
          <table:table-cell office:value-type="float" office:value="7.4" calcext:value-type="float">
            <text:p>7.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dwr001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dwr001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dwr001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dwr001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dwr001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dwr001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dwr001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dwr001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0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9.3" calcext:value-type="float">
            <text:p>9.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0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4" calcext:value-type="float">
            <text:p>7.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0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8.8" calcext:value-type="float">
            <text:p>8.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0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5" calcext:value-type="float">
            <text:p>7.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0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9.4" calcext:value-type="float">
            <text:p>9.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0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7" calcext:value-type="float">
            <text:p>7.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1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.6" calcext:value-type="float">
            <text:p>5.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1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7" calcext:value-type="float">
            <text:p>6.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1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8" calcext:value-type="float">
            <text:p>6.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1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9" calcext:value-type="float">
            <text:p>6.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1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9" calcext:value-type="float">
            <text:p>6.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1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5" calcext:value-type="float">
            <text:p>6.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1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4" calcext:value-type="float">
            <text:p>6.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1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7" calcext:value-type="float">
            <text:p>6.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3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3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1" calcext:value-type="float">
            <text:p>7.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3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1" calcext:value-type="float">
            <text:p>7.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3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3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5" calcext:value-type="float">
            <text:p>6.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3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9" calcext:value-type="float">
            <text:p>6.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4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9" calcext:value-type="float">
            <text:p>6.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4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9" calcext:value-type="float">
            <text:p>6.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4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7" calcext:value-type="float">
            <text:p>6.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4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9" calcext:value-type="float">
            <text:p>6.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4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8" calcext:value-type="float">
            <text:p>6.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4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8" calcext:value-type="float">
            <text:p>6.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4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9" calcext:value-type="float">
            <text:p>6.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4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7" calcext:value-type="float">
            <text:p>6.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5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5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8" calcext:value-type="float">
            <text:p>6.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5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8" calcext:value-type="float">
            <text:p>6.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5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8" calcext:value-type="float">
            <text:p>6.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5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8" calcext:value-type="float">
            <text:p>6.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5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5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5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6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6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6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6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6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6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6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8" calcext:value-type="float">
            <text:p>5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6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7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3" calcext:value-type="float">
            <text:p>7.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7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4" calcext:value-type="float">
            <text:p>7.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7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1" calcext:value-type="float">
            <text:p>7.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7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7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4" calcext:value-type="float">
            <text:p>7.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7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2" calcext:value-type="float">
            <text:p>7.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7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7" calcext:value-type="float">
            <text:p>7.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7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8" calcext:value-type="float">
            <text:p>7.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8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9" calcext:value-type="float">
            <text:p>7.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8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7" calcext:value-type="float">
            <text:p>7.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8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5" calcext:value-type="float">
            <text:p>7.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8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5" calcext:value-type="float">
            <text:p>7.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8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8.1" calcext:value-type="float">
            <text:p>8.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8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7" calcext:value-type="float">
            <text:p>7.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8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7" calcext:value-type="float">
            <text:p>7.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8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9" calcext:value-type="float">
            <text:p>7.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9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9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4" calcext:value-type="float">
            <text:p>3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9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9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9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9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9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4" calcext:value-type="float">
            <text:p>3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9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4" calcext:value-type="float">
            <text:p>3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10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2" calcext:value-type="float">
            <text:p>7.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10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1" calcext:value-type="float">
            <text:p>7.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10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7" calcext:value-type="float">
            <text:p>6.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10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2" calcext:value-type="float">
            <text:p>7.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10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10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3" calcext:value-type="float">
            <text:p>7.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10_t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10_t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2" calcext:value-type="float">
            <text:p>7.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0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0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40" calcext:value-type="float">
            <text:p>14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0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0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1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1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3" calcext:value-type="float">
            <text:p>5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1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4" calcext:value-type="float">
            <text:p>5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1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1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1" calcext:value-type="float">
            <text:p>2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1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2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1" calcext:value-type="float">
            <text:p>2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2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2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2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2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2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3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91" calcext:value-type="float">
            <text:p>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3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70" calcext:value-type="float">
            <text:p>17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3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3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92" calcext:value-type="float">
            <text:p>9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3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91" calcext:value-type="float">
            <text:p>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3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89" calcext:value-type="float">
            <text:p>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4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91" calcext:value-type="float">
            <text:p>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4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5" calcext:value-type="float">
            <text:p>6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4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4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1" calcext:value-type="float">
            <text:p>6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4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85" calcext:value-type="float">
            <text:p>8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4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5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44" calcext:value-type="float">
            <text:p>4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5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44" calcext:value-type="float">
            <text:p>4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5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44" calcext:value-type="float">
            <text:p>4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5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44" calcext:value-type="float">
            <text:p>4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5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46" calcext:value-type="float">
            <text:p>4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5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46" calcext:value-type="float">
            <text:p>4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6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5" calcext:value-type="float">
            <text:p>7.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6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8.5" calcext:value-type="float">
            <text:p>8.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6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4" calcext:value-type="float">
            <text:p>7.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6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2" calcext:value-type="float">
            <text:p>7.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7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7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0" calcext:value-type="float">
            <text:p>3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7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9.5" calcext:value-type="float">
            <text:p>9.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7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9.3" calcext:value-type="float">
            <text:p>9.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8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8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9" calcext:value-type="float">
            <text:p>79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8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8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8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8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9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9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9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9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0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6" calcext:value-type="float">
            <text:p>6.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0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5" calcext:value-type="float">
            <text:p>6.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0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5" calcext:value-type="float">
            <text:p>6.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0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4" calcext:value-type="float">
            <text:p>6.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0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5" calcext:value-type="float">
            <text:p>6.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0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1" calcext:value-type="float">
            <text:p>6.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1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1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1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1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4" calcext:value-type="float">
            <text:p>3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1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1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2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2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1" calcext:value-type="float">
            <text:p>3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2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2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2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9.9" calcext:value-type="float">
            <text:p>9.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2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3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3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3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3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3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3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4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4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4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4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30" calcext:value-type="float">
            <text:p>13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5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3" calcext:value-type="float">
            <text:p>2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5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20" calcext:value-type="float">
            <text:p>12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5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30" calcext:value-type="float">
            <text:p>13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5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30" calcext:value-type="float">
            <text:p>13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6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90" calcext:value-type="float">
            <text:p>29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safe016_power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fe016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0" calcext:value-type="float">
            <text:p>28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safe016_rm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fe017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1" calcext:value-type="float">
            <text:p>2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7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1" calcext:value-type="float">
            <text:p>2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7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2" calcext:value-type="float">
            <text:p>2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7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7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1" calcext:value-type="float">
            <text:p>2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7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1" calcext:value-type="float">
            <text:p>2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8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9.8" calcext:value-type="float">
            <text:p>9.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8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1" calcext:value-type="float">
            <text:p>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8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8.3" calcext:value-type="float">
            <text:p>8.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8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9" calcext:value-type="float">
            <text:p>5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9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40" calcext:value-type="float">
            <text:p>24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safe019_power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fe019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40" calcext:value-type="float">
            <text:p>24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safe019_rmo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fe020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3" calcext:value-type="float">
            <text:p>53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0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3" calcext:value-type="float">
            <text:p>53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0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1" calcext:value-type="float">
            <text:p>6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0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8" calcext:value-type="float">
            <text:p>5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1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1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1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1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1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1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2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3" calcext:value-type="float">
            <text:p>7.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2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4" calcext:value-type="float">
            <text:p>7.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2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2" calcext:value-type="float">
            <text:p>7.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2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2" calcext:value-type="float">
            <text:p>7.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2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2" calcext:value-type="float">
            <text:p>7.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2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6" calcext:value-type="float">
            <text:p>7.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3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80" calcext:value-type="float">
            <text:p>38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3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80" calcext:value-type="float">
            <text:p>38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3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70" calcext:value-type="float">
            <text:p>37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3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90" calcext:value-type="float">
            <text:p>39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3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90" calcext:value-type="float">
            <text:p>39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3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80" calcext:value-type="float">
            <text:p>38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4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4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4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4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4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4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5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4" calcext:value-type="float">
            <text:p>2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5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5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30" calcext:value-type="float">
            <text:p>13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5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30" calcext:value-type="float">
            <text:p>13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6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6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6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6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6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6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7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safe027_power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fe027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7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8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4" calcext:value-type="float">
            <text:p>54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8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53" calcext:value-type="float">
            <text:p>53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8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1" calcext:value-type="float">
            <text:p>6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8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4" calcext:value-type="float">
            <text:p>6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9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3" calcext:value-type="float">
            <text:p>6.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9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3" calcext:value-type="float">
            <text:p>6.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9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3" calcext:value-type="float">
            <text:p>6.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9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9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4" calcext:value-type="float">
            <text:p>6.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9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6" calcext:value-type="float">
            <text:p>6.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0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0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0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0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0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0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1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1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1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1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1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28" calcext:value-type="float">
            <text:p>2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1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2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40" calcext:value-type="float">
            <text:p>14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2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40" calcext:value-type="float">
            <text:p>14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2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50" calcext:value-type="float">
            <text:p>15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2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50" calcext:value-type="float">
            <text:p>15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2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50" calcext:value-type="float">
            <text:p>15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2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50" calcext:value-type="float">
            <text:p>15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3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5" calcext:value-type="float">
            <text:p>6.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3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8" calcext:value-type="float">
            <text:p>6.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3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6" calcext:value-type="float">
            <text:p>6.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3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7" calcext:value-type="float">
            <text:p>6.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3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8" calcext:value-type="float">
            <text:p>6.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3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6.6" calcext:value-type="float">
            <text:p>6.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4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4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4_ps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4_ps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4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4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0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4" calcext:value-type="float">
            <text:p>7.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0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8.4" calcext:value-type="float">
            <text:p>8.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0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.5" calcext:value-type="float">
            <text:p>7.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0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1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9.9" calcext:value-type="float">
            <text:p>9.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1_power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1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9.7" calcext:value-type="float">
            <text:p>9.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1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9.7" calcext:value-type="float">
            <text:p>9.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2_power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5" calcext:value-type="float">
            <text:p>7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thin002_power.opt_fals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3000" calcext:value-type="float">
            <text:p>13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in002_rmo.oepc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7" calcext:value-type="float">
            <text:p>7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2_rmo.opt_false-unreach-call.i</text:p>
          </table:table-cell>
          <table:table-cell office:value-type="string" calcext:value-type="string">
            <text:p>false(reach)</text:p>
          </table:table-cell>
          <table:table-cell office:value-type="float" office:value="75" calcext:value-type="float">
            <text:p>7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0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.6" calcext:value-type="float">
            <text:p>1.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0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.7" calcext:value-type="float">
            <text:p>1.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2_power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.1" calcext:value-type="float">
            <text:p>2.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2_power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.1" calcext:value-type="float">
            <text:p>2.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2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.1" calcext:value-type="float">
            <text:p>2.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2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2_rm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.2" calcext:value-type="float">
            <text:p>2.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2_rm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.2" calcext:value-type="float">
            <text:p>2.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2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.9" calcext:value-type="float">
            <text:p>2.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2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3.1" calcext:value-type="float">
            <text:p>3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3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.5" calcext:value-type="float">
            <text:p>2.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i003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.6" calcext:value-type="float">
            <text:p>2.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0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8.9" calcext:value-type="float">
            <text:p>8.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0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8.9" calcext:value-type="float">
            <text:p>8.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0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8.9" calcext:value-type="float">
            <text:p>8.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0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9.1" calcext:value-type="float">
            <text:p>9.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1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8.8" calcext:value-type="float">
            <text:p>8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1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8.8" calcext:value-type="float">
            <text:p>8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2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8.7" calcext:value-type="float">
            <text:p>8.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2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8.9" calcext:value-type="float">
            <text:p>8.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3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3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4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4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5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5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6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8" calcext:value-type="float">
            <text:p>0.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6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6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8" calcext:value-type="float">
            <text:p>0.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6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9" calcext:value-type="float">
            <text:p>0.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7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4" calcext:value-type="float">
            <text:p>5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7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5" calcext:value-type="float">
            <text:p>5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7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5" calcext:value-type="float">
            <text:p>5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7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4" calcext:value-type="float">
            <text:p>5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8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4" calcext:value-type="float">
            <text:p>5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8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3" calcext:value-type="float">
            <text:p>5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9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6.1" calcext:value-type="float">
            <text:p>6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9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6.1" calcext:value-type="float">
            <text:p>6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9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6.2" calcext:value-type="float">
            <text:p>6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09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6.2" calcext:value-type="float">
            <text:p>6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0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0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6" calcext:value-type="float">
            <text:p>0.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1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3" calcext:value-type="float">
            <text:p>5.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1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2" calcext:value-type="float">
            <text:p>5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2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4" calcext:value-type="float">
            <text:p>5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2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3" calcext:value-type="float">
            <text:p>5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3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8" calcext:value-type="float">
            <text:p>5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3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5" calcext:value-type="float">
            <text:p>5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4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4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4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4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5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5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5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5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6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370" calcext:value-type="float">
            <text:p>37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6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380" calcext:value-type="float">
            <text:p>38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6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370" calcext:value-type="float">
            <text:p>37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6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370" calcext:value-type="float">
            <text:p>37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7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6.1" calcext:value-type="float">
            <text:p>6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7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6.1" calcext:value-type="float">
            <text:p>6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8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1" calcext:value-type="float">
            <text:p>5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8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8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1" calcext:value-type="float">
            <text:p>5.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8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9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9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90" calcext:value-type="float">
            <text:p>29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9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19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0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1" calcext:value-type="float">
            <text:p>5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0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4.9" calcext:value-type="float">
            <text:p>4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0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2" calcext:value-type="float">
            <text:p>5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0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2" calcext:value-type="float">
            <text:p>5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1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3" calcext:value-type="float">
            <text:p>5.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1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3" calcext:value-type="float">
            <text:p>5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2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31" calcext:value-type="float">
            <text:p>0.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2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8" calcext:value-type="float">
            <text:p>0.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3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9.6" calcext:value-type="float">
            <text:p>9.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3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9.6" calcext:value-type="float">
            <text:p>9.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4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6" calcext:value-type="float">
            <text:p>5.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4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5" calcext:value-type="float">
            <text:p>5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5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5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5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5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6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6.1" calcext:value-type="float">
            <text:p>6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6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6.2" calcext:value-type="float">
            <text:p>6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7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7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7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7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8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1" calcext:value-type="float">
            <text:p>5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8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2" calcext:value-type="float">
            <text:p>5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8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8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3" calcext:value-type="float">
            <text:p>5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9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31" calcext:value-type="float">
            <text:p>0.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29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6" calcext:value-type="float">
            <text:p>0.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0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2" calcext:value-type="float">
            <text:p>5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0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3" calcext:value-type="float">
            <text:p>5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1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7" calcext:value-type="float">
            <text:p>5.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1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6" calcext:value-type="float">
            <text:p>5.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2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9.8" calcext:value-type="float">
            <text:p>9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2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3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3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9" calcext:value-type="float">
            <text:p>0.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4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6" calcext:value-type="float">
            <text:p>5.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4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8" calcext:value-type="float">
            <text:p>5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safe035_power.oepc_tru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afe035_power.opt_true-unreach-call.i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fe035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5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5_rm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5_rm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5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5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6_power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8" calcext:value-type="float">
            <text:p>0.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6_power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9" calcext:value-type="float">
            <text:p>0.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6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8" calcext:value-type="float">
            <text:p>0.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6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7" calcext:value-type="float">
            <text:p>0.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6_rm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33" calcext:value-type="float">
            <text:p>0.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6_rm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9" calcext:value-type="float">
            <text:p>0.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6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9" calcext:value-type="float">
            <text:p>0.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6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7_power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6.1" calcext:value-type="float">
            <text:p>6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7_power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6.2" calcext:value-type="float">
            <text:p>6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7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6.3" calcext:value-type="float">
            <text:p>6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7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6.2" calcext:value-type="float">
            <text:p>6.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7_rm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6.1" calcext:value-type="float">
            <text:p>6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7_rm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6.3" calcext:value-type="float">
            <text:p>6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7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6.1" calcext:value-type="float">
            <text:p>6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fe037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6.2" calcext:value-type="float">
            <text:p>6.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0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8" calcext:value-type="float">
            <text:p>0.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0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6" calcext:value-type="float">
            <text:p>0.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0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31" calcext:value-type="float">
            <text:p>0.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0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1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3" calcext:value-type="float">
            <text:p>5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1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4" calcext:value-type="float">
            <text:p>5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1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4" calcext:value-type="float">
            <text:p>5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1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.3" calcext:value-type="float">
            <text:p>5.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2_p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40" calcext:value-type="float">
            <text:p>24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2_p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40" calcext:value-type="float">
            <text:p>24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2_tso.oepc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30" calcext:value-type="float">
            <text:p>23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n002_tso.opt_true-unreach-call.i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40" calcext:value-type="float">
            <text:p>24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Yes</text:p>
          </table:table-cell>
        </table:table-row>
      </table:table>
      <table:table table:name="ldv-races" table:style-name="ta1">
        <table:table-column table:style-name="co1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PU time (s)</text:p>
          </table:table-cell>
          <table:table-cell table:style-name="ce1" office:value-type="string" calcext:value-type="string">
            <text:p>Memory usage (MB)</text:p>
          </table:table-cell>
          <table:table-cell table:style-name="ce1" office:value-type="string" calcext:value-type="string">
            <text:p>Correct result?</text:p>
          </table:table-cell>
        </table:table-row>
        <table:table-row table:style-name="ro1">
          <table:table-cell table:style-name="ce2" office:value-type="string" calcext:value-type="string">
            <text:p>race-1_1-join_true-unreach-call.i</text:p>
          </table:table-cell>
          <table:table-cell table:style-name="ce5" office:value-type="string" calcext:value-type="string">
            <text:p>true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ce-2_1-container_of_true-unreach-call.i</text:p>
          </table:table-cell>
          <table:table-cell office:value-type="string" calcext:value-type="string">
            <text:p>unknown</text:p>
          </table:table-cell>
          <table:table-cell office:value-type="float" office:value="0.045" calcext:value-type="float">
            <text:p>0.0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ce-3_1-container_of-global_true-unreach-call.i</text:p>
          </table:table-cell>
          <table:table-cell office:value-type="string" calcext:value-type="string">
            <text:p>unknown</text:p>
          </table:table-cell>
          <table:table-cell office:value-type="float" office:value="0.063" calcext:value-type="float">
            <text:p>0.0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race-4_1-thread_local_vars_true-unreach-call.i</text:p>
          </table:table-cell>
          <table:table-cell table:style-name="ce3" office:value-type="string" calcext:value-type="string">
            <text:p>out of memory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8" office:value-type="string" calcext:value-type="string">
            <text:p>race-1_2-join_false-unreach-call.i</text:p>
          </table:table-cell>
          <table:table-cell table:style-name="ce11" office:value-type="string" calcext:value-type="string">
            <text:p>true</text:p>
          </table:table-cell>
          <table:table-cell table:style-name="ce8" office:value-type="float" office:value="0.21" calcext:value-type="float">
            <text:p>0.2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No</text:p>
          </table:table-cell>
        </table:table-row>
        <table:table-row table:style-name="ro1">
          <table:table-cell table:style-name="ce8" office:value-type="string" calcext:value-type="string">
            <text:p>race-1_3-join_false-unreach-call.i</text:p>
          </table:table-cell>
          <table:table-cell table:style-name="ce11" office:value-type="string" calcext:value-type="string">
            <text:p>true</text:p>
          </table:table-cell>
          <table:table-cell table:style-name="ce8" office:value-type="float" office:value="0.17" calcext:value-type="float">
            <text:p>0.17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ce-2_2-container_of_false-unreach-call.i</text:p>
          </table:table-cell>
          <table:table-cell office:value-type="string" calcext:value-type="string">
            <text:p>unknown</text:p>
          </table:table-cell>
          <table:table-cell office:value-type="float" office:value="0.053" calcext:value-type="float">
            <text:p>0.0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ce-2_3-container_of_false-unreach-call.i</text:p>
          </table:table-cell>
          <table:table-cell office:value-type="string" calcext:value-type="string">
            <text:p>unknown</text:p>
          </table:table-cell>
          <table:table-cell office:value-type="float" office:value="0.054" calcext:value-type="float">
            <text:p>0.0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ce-2_4-container_of_false-unreach-call.i</text:p>
          </table:table-cell>
          <table:table-cell office:value-type="string" calcext:value-type="string">
            <text:p>unknown</text:p>
          </table:table-cell>
          <table:table-cell office:value-type="float" office:value="0.045" calcext:value-type="float">
            <text:p>0.0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ce-2_5-container_of_false-unreach-call.i</text:p>
          </table:table-cell>
          <table:table-cell office:value-type="string" calcext:value-type="string">
            <text:p>unknown</text:p>
          </table:table-cell>
          <table:table-cell office:value-type="float" office:value="0.068" calcext:value-type="float">
            <text:p>0.0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ce-3_2-container_of-global_false-unreach-call.i</text:p>
          </table:table-cell>
          <table:table-cell office:value-type="string" calcext:value-type="string">
            <text:p>unknown</text:p>
          </table:table-cell>
          <table:table-cell office:value-type="float" office:value="0.051" calcext:value-type="float">
            <text:p>0.0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race-4_2-thread_local_vars_false-unreach-call.i</text:p>
          </table:table-cell>
          <table:table-cell table:style-name="ce3" office:value-type="string" calcext:value-type="string">
            <text:p>out of memory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string" calcext:value-type="string">
            <text:p>No</text:p>
          </table:table-cell>
        </table:table-row>
      </table:table>
      <table:named-expressions/>
      <table:database-ranges>
        <table:database-range table:name="__Anonymous_Sheet_DB__0" table:target-range-address="pthread.A4:pthread.E35" table:display-filter-buttons="true"/>
        <table:database-range table:name="__Anonymous_Sheet_DB__1" table:target-range-address="'pthread-atomic'.A4:'pthread-atomic'.E15" table:display-filter-buttons="true"/>
        <table:database-range table:name="__Anonymous_Sheet_DB__2" table:target-range-address="'pthread-ext'.A4:'pthread-ext'.E57" table:display-filter-buttons="true"/>
        <table:database-range table:name="__Anonymous_Sheet_DB__3" table:target-range-address="'pthread-lit'.A4:'pthread-lit'.E15" table:display-filter-buttons="true"/>
        <table:database-range table:name="__Anonymous_Sheet_DB__4" table:target-range-address="'pthread-wmm'.A4:'pthread-wmm'.E902" table:display-filter-buttons="true"/>
        <table:database-range table:name="__Anonymous_Sheet_DB__5" table:target-range-address="'ldv-races'.A4:'ldv-races'.E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12:40:53.641887105</meta:creation-date>
    <dc:date>2016-07-15T17:15:30.381232617</dc:date>
    <meta:editing-duration>PT3H1M52S</meta:editing-duration>
    <meta:editing-cycles>48</meta:editing-cycles>
    <meta:generator>LibreOffice/5.1.4.2$Linux_X86_64 LibreOffice_project/10$Build-2</meta:generator>
    <meta:document-statistic meta:table-count="6" meta:cell-count="5110" meta:object-count="0"/>
  </office:meta>
</office:document-meta>
</file>